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6.138cm"/>
    </style:style>
    <style:style style:name="co5" style:family="table-column">
      <style:table-column-properties fo:break-before="auto" style:column-width="12.104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TABELA FILME</text:p>
          </table:table-cell>
          <table:covered-table-cell table:number-columns-repeated="3" table:style-name="ce8"/>
          <table:table-cell table:number-columns-repeated="1015"/>
        </table:table-row>
        <table:table-row table:style-name="ro2">
          <table:table-cell table:number-columns-repeated="5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Default"/>
          <table:table-cell table:style-name="ce3" office:value-type="string" calcext:value-type="string">
            <text:p>valor_entrada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13" office:value-type="float" office:value="27.9" calcext:value-type="float">
            <text:p>27,9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Default"/>
          <table:table-cell table:style-name="ce14" office:value-type="float" office:value="30.7" calcext:value-type="float">
            <text:p>30,7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Default"/>
          <table:table-cell table:style-name="ce15" office:value-type="float" office:value="26.25" calcext:value-type="float">
            <text:p>26,25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Default"/>
          <table:table-cell table:style-name="ce14" office:value-type="float" office:value="17.8" calcext:value-type="float">
            <text:p>17,8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Default"/>
          <table:table-cell table:style-name="ce15" office:value-type="float" office:value="21.5" calcext:value-type="float">
            <text:p>21,5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Default"/>
          <table:table-cell table:style-name="ce14" office:value-type="float" office:value="18" calcext:value-type="float">
            <text:p>18,0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Default"/>
          <table:table-cell table:style-name="ce16" office:value-type="float" office:value="15.75" calcext:value-type="float">
            <text:p>15,75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calcext:value-type="string" table:number-columns-spanned="4" table:number-rows-spanned="1">
            <text:p>TABELA GENERO</text:p>
          </table:table-cell>
          <table:covered-table-cell table:number-columns-repeated="3" table:style-name="ce8"/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ção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iográfico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média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rama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édia Romântica</text:p>
          </table:table-cell>
          <table:table-cell table:style-name="Default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1T17:19:55.414958612</dc:date>
    <meta:generator>LibreOffice/6.4.7.2$Linux_X86_64 LibreOffice_project/40$Build-2</meta:generator>
    <meta:editing-duration>PT2M14S</meta:editing-duration>
    <meta:document-statistic meta:table-count="1" meta:cell-count="38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